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Utils.null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instantiateFactory( Class classToInstantiat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prototypeFactory( Object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instantiateFactory( Class classToInstant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Factory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constantFactory( Object constant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Utils.excep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